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47b8b8"/>
    </style:style>
    <style:style style:name="P2" style:family="paragraph">
      <style:paragraph-properties fo:text-align="center"/>
      <style:text-properties fo:color="#47b8b8" fo:font-family="'Charter Black'" style:font-pitch="variable" fo:font-size="400pt" style:font-size-asian="400pt" style:font-size-complex="400pt"/>
    </style:style>
    <style:style style:name="P3" style:family="paragraph">
      <style:paragraph-properties fo:text-align="center"/>
      <style:text-properties fo:color="#ff3366" fo:font-size="400pt"/>
    </style:style>
    <style:style style:name="P4" style:family="paragraph">
      <style:paragraph-properties fo:text-align="center"/>
      <style:text-properties fo:color="#ff3366" fo:font-family="'Charter Black'" style:font-pitch="variable" fo:font-size="400pt" style:font-size-asian="400pt" style:font-size-complex="400pt"/>
    </style:style>
    <style:style style:name="T1" style:family="text">
      <style:text-properties fo:color="#47b8b8" fo:font-family="'Charter Black'" style:font-pitch="variable" fo:font-size="400pt" style:font-size-asian="400pt" style:font-size-complex="400pt"/>
    </style:style>
    <style:style style:name="T2" style:family="text">
      <style:text-properties fo:color="#ff3366" fo:font-family="'Charter Black'" style:font-pitch="variable" fo:font-size="400pt" style:font-size-asian="400pt" style:font-size-complex="4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5.9cm" svg:height="15.9cm" svg:x="2.1cm" svg:y="2.09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4" draw:layer="layout" svg:width="15.9cm" svg:height="15.9cm" svg:x="2.1cm" svg:y="2.092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6T23:20:35</meta:creation-date>
    <dc:date>2013-11-26T23:26:57</dc:date>
    <meta:editing-duration>PT6M22S</meta:editing-duration>
    <meta:editing-cycles>1</meta:editing-cycles>
    <meta:document-statistic meta:object-count="2"/>
    <meta:generator>OpenOffice.org/3.4.1$Unix OpenOffice.org_project/341m1$Build-9593</meta:generator>
  </office:meta>
</office:document-meta>
</file>